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5cm" svg:stroke-color="#1c1c1c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svg:stroke-width="0.05cm" svg:stroke-color="#1c1c1c" draw:marker-start-width="0.275cm" draw:marker-end="Arrowheads_20_1" draw:marker-end-width="0.275cm" draw:fill="solid" draw:fill-color="#83ca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1c1c1c" draw:marker-start="Arrowheads_20_1" draw:marker-start-width="0.275cm" draw:marker-end-width="0.275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1c1c1c" draw:marker-start-width="0.275cm" draw:marker-end="Arrowheads_20_1" draw:marker-end-width="0.27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1c1c1c" draw:marker-start="Arrowheads_20_1" draw:marker-start-width="0.275cm" draw:marker-end="" draw:marker-end-width="0.275cm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Ultrafine_20_Dashed" svg:stroke-width="0.05cm" svg:stroke-color="#1c1c1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84d1" draw:marker-start-width="0.275cm" draw:marker-end-width="0.275cm" draw:fill="solid" draw:fill-color="#0084d1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ashed_20__28_var_29__20_2" svg:stroke-width="0.04cm" svg:stroke-color="#808080" draw:marker-start-width="0.26cm" draw:marker-end-width="0.26cm" draw:fill="none" draw:fill-color="#1c1c1c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 style:parent-style-name="objectwithoutfill">
      <style:graphic-properties draw:stroke="solid" draw:stroke-dash="Dashed_20__28_var_29__20_2" svg:stroke-width="0.02cm" svg:stroke-color="#1c1c1c" draw:marker-start="Arrowheads_20_2" draw:marker-start-width="0.23cm" draw:marker-end="Arrowheads_20_2" draw:marker-end-width="0.23cm" draw:fill="none" draw:textarea-vertical-align="middle" fo:padding-top="0.135cm" fo:padding-bottom="0.135cm" fo:padding-left="0.26cm" fo:padding-right="0.26cm"/>
    </style:style>
    <style:style style:name="gr12" style:family="graphic" style:parent-style-name="objectwithoutfill">
      <style:graphic-properties svg:stroke-width="0.05cm" svg:stroke-color="#000000" draw:marker-start-width="0.275cm" draw:marker-end-width="0.275cm" draw:fill="none" draw:fill-color="#1c1c1c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05cm" svg:stroke-color="#000000" draw:marker-start-width="0.275cm" draw:marker-end-width="0.275cm" draw:fill="none" draw:fill-color="#1c1c1c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Dashed_20__28_var_29__20_2" svg:stroke-width="0.04cm" svg:stroke-color="#808080" draw:marker-start-width="0.26cm" draw:marker-end-width="0.26cm" draw:fill="none" draw:textarea-horizontal-align="justify" draw:textarea-vertical-align="middle" draw:auto-grow-height="false" fo:min-height="0.557cm" fo:min-width="5.407cm" fo:padding-top="0.145cm" fo:padding-bottom="0.145cm" fo:padding-left="0.27cm" fo:padding-right="0.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83ca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84d1"/>
      <style:paragraph-properties fo:text-align="center"/>
    </style:style>
    <style:style style:name="P5" style:family="paragraph">
      <loext:graphic-properties draw:fill="none" draw:fill-color="#1c1c1c"/>
      <style:paragraph-properties fo:text-align="center"/>
    </style:style>
    <style:style style:name="P6" style:family="paragraph">
      <loext:graphic-properties draw:fill="solid" draw:fill-color="#ffffff" draw:opacity="0%"/>
    </style:style>
    <style:style style:name="P7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line draw:style-name="gr1" draw:text-style-name="P1" draw:layer="layout" svg:x1="2.338cm" svg:y1="4.794cm" svg:x2="13.503cm" svg:y2="6.43cm">
          <text:p/>
        </draw:line>
        <draw:line draw:style-name="gr2" draw:text-style-name="P2" draw:layer="layout" svg:x1="2.338cm" svg:y1="4.794cm" svg:x2="12.66cm" svg:y2="1.698cm">
          <text:p/>
        </draw:line>
        <draw:ellipse draw:style-name="gr3" draw:text-style-name="P3" draw:layer="layout" svg:width="26.488cm" svg:height="20.888cm" draw:transform="skewX (-2.69300338629045E-017) rotate (-1.41773095139499) translate (8.542cm -22.961cm)" draw:kind="arc" draw:start-angle="0.34" draw:end-angle="42.78">
          <text:p/>
        </draw:ellipse>
        <draw:circle draw:style-name="gr4" draw:text-style-name="P3" draw:layer="layout" svg:width="20.991cm" svg:height="20.991cm" draw:transform="rotate (-1.41773095139499) translate (9.65cm 3.215cm)" draw:kind="arc" draw:start-angle="123.66" draw:end-angle="163.32">
          <text:p/>
        </draw:circle>
        <draw:circle draw:style-name="gr4" draw:text-style-name="P3" draw:layer="layout" svg:width="34.04cm" svg:height="34.04cm" draw:transform="rotate (-1.41773095139499) translate (15.674cm 2.382cm)" draw:kind="arc" draw:start-angle="132.02" draw:end-angle="168.3">
          <text:p/>
        </draw:circle>
        <draw:ellipse draw:style-name="gr4" draw:text-style-name="P3" draw:layer="layout" svg:width="12.797cm" svg:height="16.995cm" draw:transform="skewX (1.71266054606356E-017) rotate (-1.41773095139499) translate (14.86cm 3.04cm)" draw:kind="arc" draw:start-angle="127.49" draw:end-angle="181.7">
          <text:p/>
        </draw:ellipse>
        <draw:circle draw:style-name="gr3" draw:text-style-name="P3" draw:layer="layout" svg:width="14.983cm" svg:height="14.983cm" draw:transform="rotate (-1.41773095139499) translate (9.851cm -11.151cm)" draw:kind="arc" draw:start-angle="11.84" draw:end-angle="58.32">
          <text:p/>
        </draw:circle>
        <draw:ellipse draw:style-name="gr5" draw:text-style-name="P3" draw:layer="layout" svg:width="15.691cm" svg:height="15.69cm" draw:transform="rotate (-1.41773095139499) translate (13.776cm -12.31cm)" draw:kind="arc" draw:start-angle="343.99" draw:end-angle="40.56">
          <text:p/>
        </draw:ellipse>
        <draw:ellipse draw:style-name="gr4" draw:text-style-name="P3" draw:layer="layout" svg:width="15.015cm" svg:height="18.919cm" draw:transform="rotate (-1.41773095139499) translate (17.691cm 2.445cm)" draw:kind="arc" draw:start-angle="147.93" draw:end-angle="193.28">
          <text:p/>
        </draw:ellipse>
        <draw:line draw:style-name="gr6" draw:text-style-name="P1" draw:layer="layout" svg:x1="2.327cm" svg:y1="4.798cm" svg:x2="6.228cm" svg:y2="4.408cm">
          <text:p/>
        </draw:line>
        <draw:custom-shape draw:style-name="gr7" draw:text-style-name="P4" draw:layer="layout" svg:width="0.284cm" svg:height="0.284cm" draw:transform="rotate (-1.41773095139499) translate (6.299cm 4.25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2.944cm" svg:y1="0.155cm" svg:x2="2.34cm" svg:y2="4.797cm">
          <text:p/>
        </draw:line>
        <draw:line draw:style-name="gr8" draw:text-style-name="P5" draw:layer="layout" svg:x1="13.469cm" svg:y1="8.555cm" svg:x2="2.34cm" svg:y2="4.797cm">
          <text:p/>
        </draw:line>
        <draw:custom-shape draw:style-name="gr7" draw:text-style-name="P4" draw:layer="layout" svg:width="0.284cm" svg:height="0.284cm" draw:transform="rotate (-1.41773095139499) translate (2.474cm 4.6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ext{Primary vertex}§svg§600§TRUE</svg:desc>
          <draw:polygon draw:style-name="gr9" draw:text-style-name="P6" draw:layer="layout" svg:width="3.253cm" svg:height="0.431cm" svg:x="0.281cm" svg:y="5.366cm" svg:viewBox="0 0 3254 432" draw:points="1627,432 0,432 0,0 3254,0 3254,432">
            <text:p/>
          </draw:polygon>
          <draw:path draw:style-name="gr10" draw:text-style-name="P7" draw:layer="layout" svg:width="0.29cm" svg:height="0.337cm" svg:x="0.298cm" svg:y="5.365cm" svg:viewBox="0 0 291 338" svg:d="M95 182h83c60 0 113-40 113-90 0-49-49-92-116-92h-175v15h11c39 0 39 6 39 24v261c0 17 0 22-39 22h-11v16c17-2 53-2 73-2 18 0 56 0 73 2v-16h-12c-37 0-39-5-39-22zM94 168v-133c0-17 0-20 24-20h43c80 0 80 52 80 77 0 23 0 76-80 76z">
            <text:p/>
          </draw:path>
          <draw:path draw:style-name="gr10" draw:text-style-name="P7" draw:layer="layout" svg:width="0.166cm" svg:height="0.218cm" svg:x="0.628cm" svg:y="5.484cm" svg:viewBox="0 0 167 219" svg:d="M69 55v-55l-69 6v15c35 0 39 3 39 28v132c0 22-5 22-39 22v16c20 0 42-2 56-2 21 0 43 0 63 2v-16h-10c-36 0-38-5-38-22v-77c0-49 21-93 59-93 3 0 4 0 6 0-2 0-11 7-11 20 0 14 9 21 21 21 8 0 21-6 21-21 0-17-16-31-37-31-36 0-54 34-61 55z">
            <text:p/>
          </draw:path>
          <draw:path draw:style-name="gr10" draw:text-style-name="P7" draw:layer="layout" svg:width="0.105cm" svg:height="0.33cm" svg:x="0.823cm" svg:y="5.372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10" draw:text-style-name="P7" draw:layer="layout" svg:width="0.384cm" svg:height="0.218cm" svg:x="0.959cm" svg:y="5.484cm" svg:viewBox="0 0 385 219" svg:d="M39 49v132c0 22-5 22-39 22v16c17 0 42-2 56-2 13 0 38 2 55 2v-16c-33 0-38 0-38-22v-91c0-51 35-79 66-79 32 0 37 27 37 55v115c0 22-5 22-39 22v16c17 0 42-2 56-2 13 0 38 2 55 2v-16c-32 0-38 0-38-22v-91c0-51 35-79 67-79 31 0 37 27 37 55v115c0 22-6 22-40 22v16c17 0 42-2 56-2 13 0 38 2 55 2v-16c-25 0-38 0-38-14v-95c0-42 0-58-15-76-7-8-24-18-52-18-42 0-63 29-71 49-7-43-44-49-66-49-37 0-59 21-73 52v-52l-70 6v15c35 0 39 3 39 28z">
            <text:p/>
          </draw:path>
          <draw:path draw:style-name="gr10" draw:text-style-name="P7" draw:layer="layout" svg:width="0.222cm" svg:height="0.226cm" svg:x="1.372cm" svg:y="5.481cm" svg:viewBox="0 0 223 227" svg:d="M144 185c2 20 16 41 39 41 10 0 40-7 40-48v-28h-12v28c0 28-12 32-18 32-17 0-18-22-18-25v-100c0-21 0-39-18-58-20-19-44-27-67-27-41 0-76 24-76 56 0 15 10 24 24 24 12 0 22-10 22-24 0-6-3-22-25-22 13-17 38-23 53-23 24 0 52 20 52 63v18c-25 2-59 3-91 19-36 17-49 42-49 64 0 39 48 52 80 52s54-20 64-42zM140 104v49c0 47-35 64-57 64-24 0-45-18-45-43 0-27 21-68 102-70z">
            <text:p/>
          </draw:path>
          <draw:path draw:style-name="gr10" draw:text-style-name="P7" draw:layer="layout" svg:width="0.166cm" svg:height="0.218cm" svg:x="1.61cm" svg:y="5.484cm" svg:viewBox="0 0 167 219" svg:d="M69 55v-55l-69 6v15c35 0 39 3 39 28v132c0 22-5 22-39 22v16c20 0 42-2 56-2 21 0 43 0 63 2v-16h-10c-36 0-38-5-38-22v-77c0-49 21-93 59-93 3 0 4 0 6 0-2 0-11 7-11 20 0 14 9 21 21 21 8 0 21-6 21-21 0-17-16-31-37-31-36 0-54 34-61 55z">
            <text:p/>
          </draw:path>
          <draw:path draw:style-name="gr10" draw:text-style-name="P7" draw:layer="layout" svg:width="0.241cm" svg:height="0.314cm" svg:x="1.797cm" svg:y="5.49cm" svg:viewBox="0 0 242 315" svg:d="M196 48c13-33 38-33 46-33v-15c-11 1-26 1-38 1-8 0-32-1-42-1v15c16 0 23 9 23 21 0 6 0 6-3 13l-50 121-55-134c-1-4-3-5-3-8 0-13 18-13 28-13v-15c-12 0-46 1-54 1-13 0-33 0-48-1v15c24 0 34 0 41 17l74 181c-3 7-10 22-13 29-11 27-25 62-56 62-3 0-14 0-24-10 16-1 20-12 20-19 0-14-10-21-21-21-10 0-21 5-21 21 0 22 21 40 46 40 31 0 51-29 63-57z">
            <text:p/>
          </draw:path>
          <draw:path draw:style-name="gr10" draw:text-style-name="P7" draw:layer="layout" svg:width="0.241cm" svg:height="0.218cm" svg:x="2.22cm" svg:y="5.49cm" svg:viewBox="0 0 242 219" svg:d="M196 49c6-11 14-34 46-34v-15c-11 1-26 1-38 1-11 0-33-1-42-1v15c19 0 24 12 24 21 0 5-1 7-4 13l-50 126-55-139c-3-5-3-7-3-8 0-13 18-13 28-13v-15c-15 0-43 1-54 1-13 0-33 0-48-1v15c31 0 34 3 39 19l72 176c2 7 4 9 11 9 5 0 8-5 10-9z">
            <text:p/>
          </draw:path>
          <draw:path draw:style-name="gr10" draw:text-style-name="P7" draw:layer="layout" svg:width="0.191cm" svg:height="0.226cm" svg:x="2.471cm" svg:y="5.481cm" svg:viewBox="0 0 192 227" svg:d="M42 97c3-73 45-86 62-86 50 0 56 67 56 86zM41 108h138c11 0 13 0 13-11 0-49-27-97-88-97-58 0-104 50-104 114 0 65 52 113 109 113 60 0 83-55 83-64 0-5-4-6-7-6-4 0-4 3-6 7-18 50-61 50-67 50-25 0-45-14-56-32-15-24-15-57-15-74z">
            <text:p/>
          </draw:path>
          <draw:path draw:style-name="gr10" draw:text-style-name="P7" draw:layer="layout" svg:width="0.166cm" svg:height="0.218cm" svg:x="2.688cm" svg:y="5.484cm" svg:viewBox="0 0 167 219" svg:d="M69 55v-55l-69 6v15c35 0 39 3 39 28v132c0 22-5 22-39 22v16c20 0 42-2 56-2 21 0 43 0 63 2v-16h-10c-36 0-38-5-38-22v-77c0-49 21-93 59-93 3 0 4 0 6 0-2 0-11 7-11 20 0 14 9 21 21 21 8 0 21-6 21-21 0-17-16-31-37-31-36 0-54 34-61 55z">
            <text:p/>
          </draw:path>
          <draw:path draw:style-name="gr10" draw:text-style-name="P7" draw:layer="layout" svg:width="0.154cm" svg:height="0.309cm" svg:x="2.876cm" svg:y="5.399cm" svg:viewBox="0 0 155 310" svg:d="M77 106h70v-15h-70v-91h-13c-1 41-15 94-64 95v11h42v136c0 62 46 68 64 68 35 0 49-35 49-68v-28h-12v28c0 37-14 55-34 55-32 0-32-45-32-53z">
            <text:p/>
          </draw:path>
          <draw:path draw:style-name="gr10" draw:text-style-name="P7" draw:layer="layout" svg:width="0.191cm" svg:height="0.226cm" svg:x="3.07cm" svg:y="5.481cm" svg:viewBox="0 0 192 227" svg:d="M42 97c3-73 45-86 62-86 50 0 56 67 56 86zM41 108h138c11 0 13 0 13-11 0-49-27-97-88-97-58 0-104 50-104 114 0 65 52 113 109 113 60 0 83-55 83-64 0-5-4-6-7-6-4 0-4 3-6 7-18 50-61 50-67 50-25 0-45-14-56-32-15-24-15-57-15-74z">
            <text:p/>
          </draw:path>
          <draw:path draw:style-name="gr10" draw:text-style-name="P7" draw:layer="layout" svg:width="0.248cm" svg:height="0.212cm" svg:x="3.28cm" svg:y="5.49cm" svg:viewBox="0 0 249 213" svg:d="M136 97c15-19 33-42 46-56 15-17 35-26 59-26v-15c-13 1-28 1-41 1-15 0-42-1-47-1v15c9 2 14 7 14 16 0 8-5 14-7 17l-31 39-39-51c-5-4-5-5-5-8 0-7 7-13 19-13v-15c-14 0-47 1-55 1-10 0-34 0-46-1v15c35 0 35 0 57 31l49 63-46 59c-24 30-53 31-63 31v14c13 0 28-1 41-1 15 0 35 1 47 1v-14c-11-3-14-8-14-15 0-12 14-28 44-63l37 49c5 5 12 14 12 16 0 5-5 12-19 13v14c16 0 42-1 54-1 14 0 33 1 47 1v-14c-26 0-35-1-46-15z">
            <text:p/>
          </draw:path>
        </draw:g>
        <draw:line draw:style-name="gr11" draw:text-style-name="P1" draw:layer="layout" svg:x1="2.248cm" svg:y1="2.19cm" svg:x2="6.173cm" svg:y2="2.19cm">
          <text:p/>
        </draw:line>
        <draw:line draw:style-name="gr12" draw:text-style-name="P5" draw:layer="layout" svg:x1="1.741cm" svg:y1="6.937cm" svg:x2="2.109cm" svg:y2="6.937cm">
          <text:p/>
        </draw:line>
        <draw:line draw:style-name="gr13" draw:text-style-name="P5" draw:layer="layout" svg:x1="1.735cm" svg:y1="7.449cm" svg:x2="2.103cm" svg:y2="7.449cm">
          <text:p/>
        </draw:line>
        <draw:g>
          <svg:title>TexMaths</svg:title>
          <svg:desc>12§display§\text{Charged hadron}§svg§600§TRUE</svg:desc>
          <draw:polygon draw:style-name="gr9" draw:text-style-name="P6" draw:layer="layout" svg:width="2.968cm" svg:height="0.373cm" svg:x="2.252cm" svg:y="6.787cm" svg:viewBox="0 0 2969 374" draw:points="1485,374 0,374 0,0 2969,0 2969,374">
            <text:p/>
          </draw:polygon>
          <draw:path draw:style-name="gr10" draw:text-style-name="P7" draw:layer="layout" svg:width="0.257cm" svg:height="0.307cm" svg:x="2.276cm" svg:y="6.781cm" svg:viewBox="0 0 258 308" svg:d="M0 153c0 88 68 155 148 155 68 0 110-60 110-108 0-5 0-7-6-7-4 0-4 2-5 6-3 61-48 96-95 96-25 0-109-14-109-142 0-125 83-140 109-140 46 0 84 39 93 101 0 5 0 7 6 7 7 0 7-2 7-11v-100c0-8 0-10-5-10-1 0-3 0-6 5l-21 31c-16-14-38-36-78-36-80 0-148 67-148 153z">
            <text:p/>
          </draw:path>
          <draw:path draw:style-name="gr10" draw:text-style-name="P7" draw:layer="layout" svg:width="0.213cm" svg:height="0.293cm" svg:x="2.569cm" svg:y="6.786cm" svg:viewBox="0 0 214 294" svg:d="M34 261c0 20-5 20-34 20v13c14 0 36-2 48-2 11 0 34 2 48 2v-13c-29 0-34 0-34-20v-78c0-44 30-67 58-67 26 0 31 23 31 47v98c0 20-5 20-33 20v13c15 0 37-2 48-2 10 0 33 2 48 2v-13c-23 0-33 0-34-14v-80c0-36 0-49-13-65-6-7-19-15-45-15-36 0-54 25-61 42v-149l-61 5v13c30 0 34 2 34 24z">
            <text:p/>
          </draw:path>
          <draw:path draw:style-name="gr10" draw:text-style-name="P7" draw:layer="layout" svg:width="0.191cm" svg:height="0.193cm" svg:x="2.806cm" svg:y="6.89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10" draw:text-style-name="P7" draw:layer="layout" svg:width="0.142cm" svg:height="0.186cm" svg:x="3.01cm" svg:y="6.892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0" draw:text-style-name="P7" draw:layer="layout" svg:width="0.193cm" svg:height="0.278cm" svg:x="3.175cm" svg:y="6.888cm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9zM95 269c-43 0-73-22-73-44 0-19 16-36 34-37h26c37 0 84 0 84 37 0 23-30 44-71 44z">
            <text:p/>
          </draw:path>
          <draw:path draw:style-name="gr10" draw:text-style-name="P7" draw:layer="layout" svg:width="0.163cm" svg:height="0.193cm" svg:x="3.386cm" svg:y="6.89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10" draw:text-style-name="P7" draw:layer="layout" svg:width="0.208cm" svg:height="0.297cm" svg:x="3.574cm" svg:y="6.786cm" svg:viewBox="0 0 209 298" svg:d="M146 270v28l63-4v-13c-29 0-33-4-33-24v-257l-61 5v13c30 0 33 2 33 24v91c-12-16-30-26-53-26-51 0-95 42-95 96s42 95 90 95c28 0 46-14 56-28zM146 157v86c0 9 0 9-4 16-12 20-32 30-50 30-19 0-34-11-44-28-12-16-13-40-13-58 0-16 1-41 13-60 10-14 25-27 48-27 16 0 32 6 46 25 4 8 4 9 4 16z">
            <text:p/>
          </draw:path>
          <draw:path draw:style-name="gr10" draw:text-style-name="P7" draw:layer="layout" svg:width="0.213cm" svg:height="0.293cm" svg:x="3.948cm" svg:y="6.786cm" svg:viewBox="0 0 214 294" svg:d="M34 261c0 20-5 20-34 20v13c14 0 36-2 48-2 11 0 34 2 48 2v-13c-29 0-34 0-34-20v-78c0-44 30-67 58-67 26 0 31 23 31 47v98c0 20-5 20-33 20v13c15 0 37-2 48-2 10 0 33 2 48 2v-13c-23 0-33 0-34-14v-80c0-36 0-49-13-65-6-7-19-15-45-15-36 0-54 25-61 42v-149l-61 5v13c30 0 34 2 34 24z">
            <text:p/>
          </draw:path>
          <draw:path draw:style-name="gr10" draw:text-style-name="P7" draw:layer="layout" svg:width="0.19cm" svg:height="0.193cm" svg:x="4.185cm" svg:y="6.89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
            <text:p/>
          </draw:path>
          <draw:path draw:style-name="gr10" draw:text-style-name="P7" draw:layer="layout" svg:width="0.208cm" svg:height="0.297cm" svg:x="4.393cm" svg:y="6.786cm" svg:viewBox="0 0 209 298" svg:d="M146 270v28l63-4v-13c-29 0-33-4-33-24v-257l-61 5v13c30 0 33 2 33 24v91c-12-16-30-26-53-26-51 0-95 42-95 96s42 95 90 95c28 0 46-14 56-28zM146 157v86c0 9 0 9-4 16-12 20-32 30-50 30-19 0-34-11-44-28-12-16-13-40-13-58 0-16 1-41 13-60 10-14 25-27 48-27 16 0 32 6 46 25 4 8 4 9 4 16z">
            <text:p/>
          </draw:path>
          <draw:path draw:style-name="gr10" draw:text-style-name="P7" draw:layer="layout" svg:width="0.142cm" svg:height="0.186cm" svg:x="4.623cm" svg:y="6.892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0" draw:text-style-name="P7" draw:layer="layout" svg:width="0.187cm" svg:height="0.193cm" svg:x="4.788cm" svg:y="6.89cm" svg:viewBox="0 0 188 194" svg:d="M188 99c0-55-43-99-94-99-53 0-94 47-94 99 0 54 44 95 94 95 51 0 94-41 94-95zM94 183c-18 0-36-8-48-27-11-19-11-45-11-60 0-17 0-40 11-59 10-19 31-27 48-27 19 0 37 9 48 27 10 18 10 42 10 59 0 15 0 38-8 56-10 19-29 31-50 31z">
            <text:p/>
          </draw:path>
          <draw:path draw:style-name="gr10" draw:text-style-name="P7" draw:layer="layout" svg:width="0.213cm" svg:height="0.186cm" svg:x="5cm" svg:y="6.892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</draw:g>
        <draw:g>
          <svg:title>TexMaths</svg:title>
          <svg:desc>12§display§\text{Neutral hadron}§svg§600§TRUE</svg:desc>
          <draw:polygon draw:style-name="gr9" draw:text-style-name="P6" draw:layer="layout" svg:width="2.815cm" svg:height="0.292cm" svg:x="2.253cm" svg:y="7.282cm" svg:viewBox="0 0 2816 293" draw:points="1409,293 0,293 0,0 2816,0 2816,293">
            <text:p/>
          </draw:polygon>
          <draw:path draw:style-name="gr10" draw:text-style-name="P7" draw:layer="layout" svg:width="0.288cm" svg:height="0.288cm" svg:x="2.267cm" svg:y="7.286cm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
            <text:p/>
          </draw:path>
          <draw:path draw:style-name="gr10" draw:text-style-name="P7" draw:layer="layout" svg:width="0.163cm" svg:height="0.194cm" svg:x="2.579cm" svg:y="7.385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0" draw:text-style-name="P7" draw:layer="layout" svg:width="0.213cm" svg:height="0.191cm" svg:x="2.768cm" svg:y="7.388cm" svg:viewBox="0 0 214 192" svg:d="M152 154v38l62-5v-13c-30 0-34-2-34-23v-151l-62 5v13c30 0 33 2 33 24v76c0 36-20 65-51 65-36 0-38-20-38-43v-140l-62 5v13c34 0 34 1 34 38v64c0 34 0 72 63 72 24 0 43-12 55-38z">
            <text:p/>
          </draw:path>
          <draw:path draw:style-name="gr10" draw:text-style-name="P7" draw:layer="layout" svg:width="0.132cm" svg:height="0.264cm" svg:x="2.996cm" svg:y="7.315cm" svg:viewBox="0 0 133 265" svg:d="M66 91h60v-13h-60v-78h-11c-1 35-13 80-55 82v9h36v117c0 53 40 57 55 57 30 0 42-30 42-57v-24h-11v24c0 31-13 47-28 47-28 0-28-39-28-46z">
            <text:p/>
          </draw:path>
          <draw:path draw:style-name="gr10" draw:text-style-name="P7" draw:layer="layout" svg:width="0.142cm" svg:height="0.186cm" svg:x="3.164cm" svg:y="7.388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0" draw:text-style-name="P7" draw:layer="layout" svg:width="0.19cm" svg:height="0.194cm" svg:x="3.334cm" svg:y="7.385cm" svg:viewBox="0 0 191 195" svg:d="M124 159c1 16 13 34 32 34 10 0 35-6 35-40v-25h-10v25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10" draw:text-style-name="P7" draw:layer="layout" svg:width="0.094cm" svg:height="0.293cm" svg:x="3.54cm" svg:y="7.281cm" svg:viewBox="0 0 95 294" svg:d="M61 0l-61 5v13c30 0 34 2 34 24v220c0 19-5 19-34 19v13c14 0 37-1 48-1 10 0 31 1 47 1v-13c-29 0-34 0-34-19z">
            <text:p/>
          </draw:path>
          <draw:path draw:style-name="gr10" draw:text-style-name="P7" draw:layer="layout" svg:width="0.213cm" svg:height="0.293cm" svg:x="3.797cm" svg:y="7.281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10" draw:text-style-name="P7" draw:layer="layout" svg:width="0.191cm" svg:height="0.194cm" svg:x="4.035cm" svg:y="7.385cm" svg:viewBox="0 0 192 195" svg:d="M124 159c1 16 13 34 33 34 9 0 35-6 35-40v-25h-11v25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10" draw:text-style-name="P7" draw:layer="layout" svg:width="0.208cm" svg:height="0.298cm" svg:x="4.241cm" svg:y="7.281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10" draw:text-style-name="P7" draw:layer="layout" svg:width="0.142cm" svg:height="0.186cm" svg:x="4.473cm" svg:y="7.388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0" draw:text-style-name="P7" draw:layer="layout" svg:width="0.187cm" svg:height="0.194cm" svg:x="4.637cm" svg:y="7.385cm" svg:viewBox="0 0 188 195" svg:d="M188 100c0-56-43-100-93-100-54 0-95 47-95 100 0 54 44 95 94 95 51 0 94-41 94-95zM95 184c-19 0-37-9-49-28-11-19-11-44-11-60 0-17 0-40 11-59 10-19 31-27 48-27 19 0 37 9 48 27 10 18 10 42 10 59 0 16 0 38-8 57-10 19-29 31-49 31z">
            <text:p/>
          </draw:path>
          <draw:path draw:style-name="gr10" draw:text-style-name="P7" draw:layer="layout" svg:width="0.213cm" svg:height="0.186cm" svg:x="4.848cm" svg:y="7.388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</draw:g>
        <draw:custom-shape draw:style-name="gr7" draw:text-style-name="P4" draw:layer="layout" svg:width="0.284cm" svg:height="0.284cm" svg:x="1.782cm" svg:y="7.8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display§\text{Vertex}§svg§600§TRUE</svg:desc>
          <draw:polygon draw:style-name="gr9" draw:text-style-name="P6" draw:layer="layout" svg:width="1.204cm" svg:height="0.287cm" svg:x="2.253cm" svg:y="7.783cm" svg:viewBox="0 0 1205 288" draw:points="603,288 0,288 0,0 1205,0 1205,288">
            <text:p/>
          </draw:polygon>
          <draw:path draw:style-name="gr10" draw:text-style-name="P7" draw:layer="layout" svg:width="0.3cm" svg:height="0.298cm" svg:x="2.261cm" svg:y="7.782cm" svg:viewBox="0 0 301 299" svg:d="M254 42c6-16 18-29 47-29v-13c-13 1-30 1-41 1-13 0-37-1-49-1v13c23 0 31 11 31 22 0 2-1 6-2 8l-77 204-81-213c-3-6-3-8-3-9 0-12 24-12 35-12v-13c-14 1-44 1-60 1-20 0-38-1-54-1v13c28 0 36 0 42 16l97 260c4 9 6 10 11 10 7 0 8-2 11-8z">
            <text:p/>
          </draw:path>
          <draw:path draw:style-name="gr10" draw:text-style-name="P7" draw:layer="layout" svg:width="0.163cm" svg:height="0.194cm" svg:x="2.545cm" svg:y="7.882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0" draw:text-style-name="P7" draw:layer="layout" svg:width="0.142cm" svg:height="0.186cm" svg:x="2.732cm" svg:y="7.88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0" draw:text-style-name="P7" draw:layer="layout" svg:width="0.132cm" svg:height="0.264cm" svg:x="2.893cm" svg:y="7.811cm" svg:viewBox="0 0 133 265" svg:d="M66 91h60v-13h-60v-78h-11c-1 35-13 80-55 82v9h36v117c0 53 40 57 55 57 30 0 42-30 42-57v-24h-11v24c0 31-13 47-28 47-28 0-28-39-28-46z">
            <text:p/>
          </draw:path>
          <draw:path draw:style-name="gr10" draw:text-style-name="P7" draw:layer="layout" svg:width="0.163cm" svg:height="0.194cm" svg:x="3.06cm" svg:y="7.882cm" svg:viewBox="0 0 164 195" svg:d="M36 83c2-63 38-73 53-73 43 0 48 57 48 73zM35 92h119c9 0 10 0 10-9 0-42-22-83-75-83-49 0-89 43-89 97 0 57 44 98 94 98 51 0 70-47 70-56 0-3-3-5-6-5s-3 3-4 6c-16 44-53 44-58 44-22 0-38-12-48-28-13-20-13-49-13-64z">
            <text:p/>
          </draw:path>
          <draw:path draw:style-name="gr10" draw:text-style-name="P7" draw:layer="layout" svg:width="0.213cm" svg:height="0.182cm" svg:x="3.24cm" svg:y="7.889cm" svg:viewBox="0 0 214 183" svg:d="M116 83c14-16 29-36 40-48 13-15 30-22 50-22v-13c-10 1-24 1-34 1-14 0-36-1-41-1v13c8 1 12 6 12 13 0 8-4 12-6 15l-27 33-33-43c-4-3-4-5-4-7 0-6 6-11 16-11v-13c-12 0-40 1-47 1-8 0-29 0-40-1v13c30 0 30 0 50 27l42 54-40 50c-20 25-46 27-54 27v12c11 0 24-2 35-2 13 0 30 2 41 2v-12c-10-3-12-8-12-14 0-9 12-24 37-54l32 42c4 5 10 12 10 15s-4 9-16 11v12c13 0 36-2 46-2 12 0 29 2 41 2v-12c-23 0-30-2-40-14z">
            <text:p/>
          </draw:path>
        </draw:g>
        <draw:g>
          <svg:title>TexMaths</svg:title>
          <svg:desc>14§display§0.5~\text{mm}§svg§600§TRUE</svg:desc>
          <draw:polygon draw:style-name="gr9" draw:text-style-name="P6" draw:layer="layout" svg:width="1.608cm" svg:height="0.317cm" svg:x="3.465cm" svg:y="1.754cm" svg:viewBox="0 0 1609 318" draw:points="805,318 0,318 0,0 1609,0 1609,318">
            <text:p/>
          </draw:polygon>
          <draw:path draw:style-name="gr10" draw:text-style-name="P7" draw:layer="layout" svg:width="0.208cm" svg:height="0.339cm" svg:x="3.485cm" svg:y="1.743cm" svg:viewBox="0 0 209 340" svg:d="M209 171c0-39-3-79-20-115-22-48-63-56-84-56-31 0-66 13-87 59-15 33-18 73-18 112 0 37 1 81 22 119 21 40 58 50 82 50 26 0 64-11 86-57 16-34 19-73 19-112zM104 329c-19 0-48-13-58-60-5-30-5-75-5-104 0-32 0-64 4-91 10-59 46-63 59-63 16 0 49 9 58 58 6 28 6 65 6 96 0 36 0 70-6 102-8 46-36 62-58 62z">
            <text:p/>
          </draw:path>
          <draw:path draw:style-name="gr10" draw:text-style-name="P7" draw:layer="layout" svg:width="0.052cm" svg:height="0.052cm" svg:x="3.752cm" svg:y="2.017cm" svg:viewBox="0 0 53 53" svg:d="M53 27c0-14-11-27-26-27-14 0-27 13-27 27 0 15 13 26 27 26 15 0 26-11 26-26z">
            <text:p/>
          </draw:path>
          <draw:path draw:style-name="gr10" draw:text-style-name="P7" draw:layer="layout" svg:width="0.196cm" svg:height="0.339cm" svg:x="3.871cm" svg:y="1.743cm" svg:viewBox="0 0 197 340" svg:d="M197 229c0-58-40-107-93-107-24 0-45 7-63 25v-97c9 3 26 7 42 7 61 0 95-46 95-51 0-3-2-6-4-6 0 0-2 0-5 1-9 5-33 14-67 14-19 0-43-2-66-14-4-1-5-1-5-1-6 0-6 4-6 13v145c0 10 0 13 7 13 3 0 4-2 7-4 6-7 24-34 63-34 27 0 39 22 42 31 9 18 10 37 10 63 0 16 0 46-13 67-11 19-29 32-53 32-35 0-64-27-73-56 2 1 3 1 9 1 17 0 25-12 25-23 0-13-8-24-25-24-7 0-24 3-24 25 0 43 34 91 90 91 57 0 107-48 107-111z">
            <text:p/>
          </draw:path>
          <draw:path draw:style-name="gr10" draw:text-style-name="P7" draw:layer="layout" svg:width="0.384cm" svg:height="0.217cm" svg:x="4.272cm" svg:y="1.852cm" svg:viewBox="0 0 385 218" svg:d="M39 49v131c0 23-5 23-39 23v15c17 0 42-1 56-1 13 0 38 1 55 1v-15c-33 0-38 0-38-23v-90c0-51 35-79 66-79 32 0 37 27 37 55v114c0 23-5 23-39 23v15c17 0 42-1 56-1 13 0 38 1 55 1v-15c-32 0-38 0-38-23v-90c0-51 35-79 67-79 31 0 37 27 37 55v114c0 23-6 23-40 23v15c17 0 42-1 56-1 13 0 40 1 55 1v-15c-25 0-38 0-38-14v-95c0-42 0-58-15-76-7-8-24-18-52-18-42 0-63 29-71 49-7-43-44-49-66-49-37 0-59 21-73 52v-52l-70 6v15c35 0 39 3 39 28z">
            <text:p/>
          </draw:path>
          <draw:path draw:style-name="gr10" draw:text-style-name="P7" draw:layer="layout" svg:width="0.384cm" svg:height="0.217cm" svg:x="4.681cm" svg:y="1.852cm" svg:viewBox="0 0 385 218" svg:d="M39 49v131c0 23-5 23-39 23v15c17 0 42-1 56-1 13 0 38 1 55 1v-15c-33 0-38 0-38-23v-90c0-51 35-79 66-79 32 0 37 27 37 55v114c0 23-5 23-39 23v15c17 0 42-1 56-1 13 0 38 1 55 1v-15c-32 0-38 0-38-23v-90c0-51 35-79 67-79 31 0 37 27 37 55v114c0 23-6 23-40 23v15c17 0 42-1 56-1 13 0 38 1 55 1v-15c-25 0-38 0-38-14v-95c0-42 0-58-15-76-7-8-24-18-52-18-42 0-63 29-71 49-7-43-44-49-66-49-37 0-59 21-73 52v-52l-70 6v15c35 0 39 3 39 28z">
            <text:p/>
          </draw:path>
        </draw:g>
        <draw:custom-shape draw:style-name="gr14" draw:text-style-name="P1" draw:layer="layout" svg:width="8.409cm" svg:height="1.197cm" draw:transform="rotate (-1.5086626054239) translate (13.589cm 0.1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display§B\text{ hadron decay}§svg§600§TRUE</svg:desc>
          <draw:polygon draw:style-name="gr9" draw:text-style-name="P6" draw:layer="layout" svg:width="2.939cm" svg:height="0.374cm" svg:x="5.448cm" svg:y="4.708cm" svg:viewBox="0 0 2940 375" draw:points="1470,375 0,375 0,0 2940,0 2940,375">
            <text:p/>
          </draw:polygon>
          <draw:path draw:style-name="gr10" draw:text-style-name="P7" draw:layer="layout" svg:width="0.301cm" svg:height="0.289cm" svg:x="5.466cm" svg:y="4.712cm" svg:viewBox="0 0 302 290" svg:d="M50 257c-4 16-6 19-38 19-7 0-12 0-12 9 0 5 4 5 12 5h150c67 0 118-51 118-92 0-31-26-55-66-60 44-8 88-39 88-79 0-31-27-59-79-59h-141c-9 0-12 0-12 8 0 5 3 5 10 5 2 0 10 0 17 1 7 0 11 2 11 6 0 3 0 4-1 9zM114 135l26-106c4-15 5-16 23-16h54c37 0 47 25 47 43 0 38-37 79-89 79zM95 276c-6 0-7 0-10 0-3-1-5-1-5-5 0-1 0-2 2-9l30-118h79c41 0 49 31 49 49 0 42-37 83-88 83z">
            <text:p/>
          </draw:path>
          <draw:path draw:style-name="gr10" draw:text-style-name="P7" draw:layer="layout" svg:width="0.213cm" svg:height="0.293cm" svg:x="5.942cm" svg:y="4.707cm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
            <text:p/>
          </draw:path>
          <draw:path draw:style-name="gr10" draw:text-style-name="P7" draw:layer="layout" svg:width="0.191cm" svg:height="0.194cm" svg:x="6.18cm" svg:y="4.811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10" draw:text-style-name="P7" draw:layer="layout" svg:width="0.208cm" svg:height="0.298cm" svg:x="6.386cm" svg:y="4.707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
            <text:p/>
          </draw:path>
          <draw:path draw:style-name="gr10" draw:text-style-name="P7" draw:layer="layout" svg:width="0.142cm" svg:height="0.186cm" svg:x="6.617cm" svg:y="4.81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10" draw:text-style-name="P7" draw:layer="layout" svg:width="0.187cm" svg:height="0.194cm" svg:x="6.781cm" svg:y="4.811cm" svg:viewBox="0 0 188 195" svg:d="M188 100c0-56-43-100-93-100-54 0-95 47-95 100 0 54 44 95 94 95 51 0 94-41 94-95zM95 184c-19 0-37-9-49-28-11-19-11-44-11-60 0-17 0-40 11-59 10-19 31-27 48-27 19 0 37 9 48 27 10 18 10 42 10 59 0 16 0 39-8 57-10 19-29 31-49 31z">
            <text:p/>
          </draw:path>
          <draw:path draw:style-name="gr10" draw:text-style-name="P7" draw:layer="layout" svg:width="0.213cm" svg:height="0.186cm" svg:x="6.993cm" svg:y="4.814cm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10" draw:text-style-name="P7" draw:layer="layout" svg:width="0.208cm" svg:height="0.298cm" svg:x="7.368cm" svg:y="4.707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
            <text:p/>
          </draw:path>
          <draw:path draw:style-name="gr10" draw:text-style-name="P7" draw:layer="layout" svg:width="0.163cm" svg:height="0.194cm" svg:x="7.599cm" svg:y="4.81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10" draw:text-style-name="P7" draw:layer="layout" svg:width="0.161cm" svg:height="0.194cm" svg:x="7.788cm" svg:y="4.811cm" svg:viewBox="0 0 162 195" svg:d="M35 97c0-68 35-86 57-86 4 0 32 0 46 15-17 2-20 15-20 20 0 10 8 19 20 19 11 0 19-7 19-19 0-29-32-46-65-46-52 0-92 46-92 99 0 54 42 96 91 96 58 0 71-51 71-56 0-3-5-3-6-3-4 0-5 1-5 3-13 40-41 45-56 45-22 0-60-18-60-87z">
            <text:p/>
          </draw:path>
          <draw:path draw:style-name="gr10" draw:text-style-name="P7" draw:layer="layout" svg:width="0.19cm" svg:height="0.194cm" svg:x="7.979cm" svg:y="4.811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10" draw:text-style-name="P7" draw:layer="layout" svg:width="0.207cm" svg:height="0.269cm" svg:x="8.167cm" svg:y="4.819cm" svg:viewBox="0 0 208 270" svg:d="M168 41c11-28 32-28 40-28v-13c-10 1-23 1-33 1-7 0-27-1-36-1v13c13 0 19 7 19 18 0 5 0 5-2 11l-43 103-47-114c-1-3-2-5-2-7 0-11 15-11 24-11v-13c-11 0-40 1-47 1-11 0-28 0-41-1v13c20 0 29 0 35 15l63 155c-2 6-8 19-10 25-10 23-22 53-48 53-3 0-12 0-21-9 13-1 17-11 17-17 0-12-8-18-18-18-8 0-18 5-18 18 0 20 18 35 40 35 26 0 43-25 54-4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836 110" svg:d="M0 0h278 278 280v36 36 38h-278-278-280v-36-36z"/>
    <draw:stroke-dash draw:name="Dashed_20__28_var_29__20_2" draw:display-name="Dashed (var) 2" draw:style="rect" draw:dots1="1" draw:dots1-length="400%" draw:distance="35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Aubin</meta:initial-creator>
    <meta:creation-date>2015-06-15T11:57:58.454533779</meta:creation-date>
    <dc:date>2015-06-16T16:01:05.967290707</dc:date>
    <dc:creator>Alexandre Aubin</dc:creator>
    <meta:editing-duration>PT1H3M58S</meta:editing-duration>
    <meta:editing-cycles>6</meta:editing-cycles>
    <meta:generator>LibreOffice/4.4.2.2$Linux_X86_64 LibreOffice_project/40m0$Build-2</meta:generator>
    <meta:document-statistic meta:object-count="93"/>
  </office:meta>
</office:document-meta>
</file>